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text-line-through-style="solid"/>
    </style:style>
    <style:style style:name="T2" style:family="text">
      <style:text-properties style:text-line-through-style="solid" style:text-underline-style="none"/>
    </style:style>
    <style:style style:name="T3" style:family="text">
      <style:text-properties style:text-line-through-style="none"/>
    </style:style>
    <style:style style:name="T4" style:family="text">
      <style:text-properties style:text-line-through-style="none" style:text-underline-style="solid" style:text-underline-width="auto" style:text-underline-color="font-color"/>
    </style:style>
    <style:style style:name="T5" style:family="text">
      <style:text-properties style:text-line-through-style="none" style:text-underline-style="none"/>
    </style:style>
    <style:style style:name="T6" style:family="text">
      <style:text-properties style:text-line-through-style="none" style:font-name="Times New Roman1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3FF14_2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3, FF 14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</text:p>
      <text:p text:style-name="P5">State<text:tab/><text:tab/><text:tab/><text:tab/><text:tab/><text:tab/></text:p>
      <text:p text:style-name="P5">Country<text:tab/><text:tab/><text:tab/><text:tab/><text:tab/></text:p>
      <text:p text:style-name="P5">Subject<text:tab/><text:tab/><text:tab/><text:tab/><text:tab/>Revelation.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8</text:p>
      <text:p text:style-name="P5">Number of Sheets<text:tab/><text:tab/><text:tab/><text:tab/>3</text:p>
      <text:p text:style-name="P5">Fragment<text:tab/><text:tab/><text:tab/><text:tab/><text:tab/></text:p>
      <text:p text:style-name="P5">Pagination <text:tab/><text:tab/><text:tab/><text:tab/><text:tab/>Y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>VII Transcription</text:p>
      <text:p text:style-name="P3">(Symbols: ?=uncertain; []=supplied information; /=end of line)</text:p>
      <text:p text:style-name="P3"/>
      <text:p text:style-name="P3">[Front Cover]</text:p>
      <text:p text:style-name="P2">2d lecture on Revelation/</text:p>
      <text:p text:style-name="P2"/>
      <text:p text:style-name="P3">[Page 1]</text:p>
      <text:p text:style-name="P3"><text:tab/>Brethren. <text:s/><text:span text:style-name="T1">In asserting</text:span><text:span text:style-name="T3"> In my last lecture of the series,/ I asserted the necessity </text:span><text:span text:style-name="T1">for</text:span><text:span text:style-name="T3"> of a more direct manifestation of the will of/ the Lord unto man than originally provided for. </text:span><text:span text:style-name="T1">by</text:span><text:span text:style-name="T3"> I explained that our inborn sentiments,/ </text:span><text:span text:style-name="T1">and the</text:span><text:span text:style-name="T3"> and the knowledge divined from a contemplation of nature's work </text:span><text:span text:style-name="T1">I did not yet set</text:span><text:span text:style-name="T3"> became insufficient by reason of the rising of passions, which are also inhering in human flesh./ <text:s/></text:span><text:span text:style-name="T1">forth clearly enough the object of Revelation</text:span><text:span text:style-name="T3"> But while setting forth the necessity of Revelation, I did not clearly enough point out its object. <text:s/>The idea mostly/ held by believers</text:span><text:span text:style-name="T1">,</text:span><text:span text:style-name="T3"> is, that the Deity communed supernaturally/ with some chosen ones </text:span><text:span text:style-name="T1">in order</text:span><text:span text:style-name="T3"> for this exclusive purpose. <text:s/>He wished that by their teachings and example/ of the inspired few the world might be brought to </text:span><text:span text:style-name="T1">acknowledge</text:span><text:span text:style-name="T3"> confess One God, and offer/ Him an acceptable worship. <text:s/>If </text:span><text:span text:style-name="T1">my</text:span><text:span text:style-name="T3"> I understand my/ religion correctly--and may the Source of Light illumine my mind/ if I am at fault--I </text:span><text:span text:style-name="T1">may</text:span><text:span text:style-name="T3"> dare pronounce that prevailing idea imperfect./ <text:s/>Let us consider the question with all the </text:span><text:span text:style-name="T1">requisite</text:span><text:span text:style-name="T3"> seriousness which its/ importance demands. <text:s/>We have agreed, I think, that </text:span><text:span text:style-name="T1">creation</text:span><text:span text:style-name="T3"> the universe was/ the result of design, and </text:span><text:span text:style-name="T1">of</text:span><text:span text:style-name="T3"> not of chance; and as creation is not only amazingly/ grand, but supremely useful, we have a right to argue that/ it must have been the effect of Divine love. <text:s/>Again:/ man placed in that creation, or at all events, in a magnificent/ part of it, which we call earth, is not only marvellous[sic!] in </text:span><text:span text:style-name="T1">form</text:span><text:span text:style-name="T3"> body/ and intellect, but eminently fitted for the enjoyment </text:span><text:span text:style-name="T1">of his</text:span><text:span text:style-name="T3"> which life/ </text:span><text:span text:style-name="T1">surroundings</text:span><text:span text:style-name="T3"> procures. <text:s/>His </text:span><text:span text:style-name="T1">must</text:span><text:span text:style-name="T3"> formation </text:span><text:soft-page-break/><text:span text:style-name="T3">also must have been the effect of/ Divine love./</text:span></text:p>
      <text:p text:style-name="P3"><text:span text:style-name="T3"/></text:p>
      <text:p text:style-name="P3"><text:span text:style-name="T3">[Page 2]</text:span></text:p>
      <text:p text:style-name="P3"><text:span text:style-name="T3">Well then: the end which the Omnipotent wished to/ attain by His hands work was not personal, so to say, but beneficial./ <text:s/>The Creator sought </text:span><text:span text:style-name="T1">there</text:span><text:span text:style-name="T3"> by it the happiness of His creatures./ <text:s/>Precisely the same, I conceive, was the object of Revelation./ <text:s/>Not </text:span><text:span text:style-name="T1">the</text:span><text:span text:style-name="T3"> merely the securing of a recognition of His existence and Power, nor the reception/ of homage and reverence, but principally and primarily the promotion of the world's hap-/-piness was the </text:span><text:span text:style-name="T1">primary</text:span><text:span text:style-name="T3"> motive of God's communion with/ man. <text:s/>The Spirit that fills all space is beatified in/ Himself. </text:span><text:span text:style-name="T1">and</text:span><text:span text:style-name="T3"> Nothing that we may do or </text:span><text:span text:style-name="T1">think</text:span><text:span text:style-name="T3"> devise can affect/ His essence; but the Almighty is concerned in the felicity/ of the beings He has endowed with feelings and reason./</text:span></text:p>
      <text:p text:style-name="P3"><text:span text:style-name="T3">Now: the admission of a plurality of gods </text:span><text:span text:style-name="T1">is destructive</text:span><text:span text:style-name="T3"> having its/ origin in a mental </text:span><text:span text:style-name="T1">aberration</text:span><text:span text:style-name="T3"> perversion, and in </text:span><text:span text:style-name="T1">the excitement of passions perversion</text:span><text:span text:style-name="T3"> a misdirection of </text:span><text:span text:style-name="T1">low</text:span><text:span text:style-name="T3"> our instincts/ is destruction of human happiness, because it engenders and fosters ill-/will between people and people, city and city, family/ and family. <text:s/>It is fatal to human happiness because it/ demoralizes the individual, inasmuch as the different gods are represented/ under different aspects, none being perfect--else one would/ suffice--, but all displaying defects which their worshippers[sic!]/ try to copy. <text:s/>Hence immorality and cruelty often supplant chas-/-tity and compassion. <text:s/>And thus is the felicity--designed by the beneficent Providence--sacrificed./ <text:s/>I do not need illustrate my assertion./</text:span></text:p>
      <text:p text:style-name="P3"><text:span text:style-name="T3"/></text:p>
      <text:p text:style-name="P3"><text:span text:style-name="T3">[Page 3]</text:span></text:p>
      <text:p text:style-name="P3"><text:span text:style-name="T3">Those who have not made themselves acquainted with the history/ of pagan nations, as told in hundreds of volumes, will find/ in the Bible </text:span><text:span text:style-name="T1">enough</text:span><text:span text:style-name="T3"> sufficient matter to judge of the/ wantonness and ferocity sanctioned by heathenism./ <text:s/>Abraham, the first of the One God's missionaries, was to carry/ out the intentions of the Creator whom he discovered on nature,/ and whose will had been supernaturally manifested to his </text:span><text:span text:style-name="T1">spirit</text:span><text:span text:style-name="T3"> soul./ <text:s/>He was to commence the work, which his posterity would/ continue, so as finally to bring again the state which/ the intelligent dwellers of the earth ought always to have/ enjoyed. <text:s/>In a word; he was to show that only by </text:span><text:span text:style-name="T4">Zedakah</text:span><text:span text:style-name="T5"> &amp; </text:span><text:span text:style-name="T4">Mishpat</text:span><text:span text:style-name="T5"> "right-/-eousness and justice" </text:span><text:span text:style-name="T2">alone</text:span><text:span text:style-name="T5"> --which he was bid to disseminate--(Gen XVIII.19) can terrestrial happiness be esta-/-blished. <text:s/>Observe this point, my brethren, which/ I </text:span><text:span text:style-name="T2">consider</text:span><text:span text:style-name="T5"> deem all-important. <text:s/>The actions of our patriarch in/ which his character shines most </text:span><text:span text:style-name="T2">brightly</text:span><text:span text:style-name="T5"> brilliantly are those that exhibit his/ pure conception of the Lord, whose attributes he strove to imi-/-tate. <text:s/>A desire to promote peace, to be long-suffering and to/ abundantly help. <text:s/>His conduct towards his nephew, discloses/ those sentiments. <text:s/>Generosity to strangers, pity for the fallen,/ integrity with even men who had dealt dishonestly with him,/ are traits which stand forth preeminently in Abraham's demeanour/</text:span></text:p>
      <text:p text:style-name="P3"><text:span text:style-name="T5"/></text:p>
      <text:p text:style-name="P3"><text:span text:style-name="T5">[Page 4]</text:span></text:p>
      <text:p text:style-name="P3"><text:span text:style-name="T5">An exquisite sense of veneration and affection for/ the departed, and a disinterested and self-denying disposition/ crown the character of him, concerning whom we read--even before the Decalogue had been delivered--, that/ he kept the charge of the Lord, His commandments, His sta-/-tutes and His laws. <text:s/>The founder of our people was a mor-/-tal, </text:span><text:span text:style-name="T2">hence</text:span><text:span text:style-name="T5"> therefore fallible, </text:span><text:span text:style-name="T2">and</text:span><text:span text:style-name="T5"> He shared </text:span><text:span text:style-name="T2">in a slight</text:span><text:span text:style-name="T5"> no doubt, i a degree, the/ weaknesses of </text:span><text:span text:style-name="T2">his</text:span><text:span text:style-name="T5"> the age he lived in, but he exceeded all his/ contemporaries in the qualities of the heart, as </text:span><text:span text:style-name="T2">much</text:span><text:span text:style-name="T5"> greatly as he must/ have towered above them </text:span><text:span text:style-name="T2">them</text:span><text:span text:style-name="T5"> all in a clear massive, solid </text:span><text:span text:style-name="T2">intellect</text:span><text:span text:style-name="T5"> understanding./ <text:s/></text:span><text:span text:style-name="T2">By</text:span><text:span text:style-name="T5"> In the exercise of those practical virtues which </text:span><text:span text:style-name="T2">were</text:span><text:span text:style-name="T5"> formed his bright adorn-/-ments, </text:span><text:span text:style-name="T2">he</text:span><text:span text:style-name="T5"> Abraham reflected the will of the universal Father./ <text:s/>And when the </text:span><text:span text:style-name="T2">patriarch</text:span><text:span text:style-name="T5"> man of Ur Chasdim, who loved the Archetype of goodness which/ his own deeds mirrored forth, showed polytheists that his Faith was not simply negative--as they erroneously may have styled--, when he signified his readiness/ to part with the dearest of objects for the sake of his God;/ </text:span><text:span text:style-name="T2">and</text:span><text:span text:style-name="T5"> when he drew back </text:span><text:span text:style-name="T2">from making</text:span><text:span text:style-name="T5"> his hands from a human sacrifice, </text:span><text:span text:style-name="T2">an</text:span><text:span text:style-name="T5"> not forced by parental emotions, but by the will of/ </text:span><text:span text:style-name="T2">an act not desired by</text:span><text:span text:style-name="T5"> the Lord </text:span><text:span text:style-name="T2">of</text:span><text:span text:style-name="T5"> who delights in mercy, he incontestably/ proved </text:span><text:soft-page-break/><text:span text:style-name="T5">himself worthy of a world-redeeming mission./ <text:s/>Moses was the next selected to take up the work, which/ Abraham began and give it a more </text:span><text:span text:style-name="T2">durable f</text:span><text:span text:style-name="T5"> enduring shape. <text:s/>The time was ripe, and the man/ was the fittest. <text:s/>It is foreign to my purpose to relate/ the history of the inspired lawgiver, but I must recall/ a fact, bearing upon the point I intend to </text:span><text:span text:style-name="T2">illustrate</text:span><text:span text:style-name="T5"> elucidate./</text:span></text:p>
      <text:p text:style-name="P3"><text:span text:style-name="T5"/></text:p>
      <text:p text:style-name="P3"><text:span text:style-name="T5">[Page 5]</text:span></text:p>
      <text:p text:style-name="P3"><text:span text:style-name="T5"><text:tab/>Before the leader of the priestly people had heard a super-/-natural voice communing with his spirit, he had displayed/ the qualities needed of an </text:span><text:span text:style-name="T2">messenger of the One God</text:span><text:span text:style-name="T5"> exponent of Revelation. <text:s/>Righteousness/ and Justice,--the traits which had won for the patriarch a/ Divine trust--, were early developped[sic!] in the character of the/ arch-prophet. <text:s/>He evinced those principles in the land of his/ birth, when </text:span><text:span text:style-name="T2">an</text:span><text:span text:style-name="T5"> an inmate of a royal palace; he illustrated/ them in a strange land towards strangers. <text:s/>And who can/ tell how frequently the sentiments which had impelled him, in/ the days of youth, to strike down the </text:span><text:span text:style-name="T2">dastardly</text:span><text:span text:style-name="T5"> ruthless Egyptian who was/ </text:span><text:span text:style-name="T2">lashing</text:span><text:span text:style-name="T5"> tearing the flesh of a defenseless Hebrew; the sentiments which urged him/ in his manhood to </text:span><text:span text:style-name="T2">hasten</text:span><text:span text:style-name="T5"> rise to the rescue of Jethro's daughters,/ stirred </text:span><text:span text:style-name="T2">in</text:span><text:span text:style-name="T5"> in his breast, when age crept on and found him/ still an exile? <text:s/>In the solitary wilderness, where his/ flock pastured, while the pensive shepherd may have/ contemplated </text:span><text:span text:style-name="T2">afar off</text:span><text:span text:style-name="T5"> from afar the condition of </text:span><text:span text:style-name="T2">the</text:span><text:span text:style-name="T5"> enslaved/ Israel, his tender nature may have revolted at the objection/ of a race issuing from the noble Abraham. <text:s/>A longing/ for their liberation may have being agitating his heart, when/ the vision of the burning bush broke upon him./</text:span></text:p>
      <text:p text:style-name="P3"><text:span text:style-name="T5">Mark well the words first uttered in that vision. <text:s/>The/ God whom Moses had heard his brethren invoke </text:span><text:span text:style-name="T2">in</text:span><text:span text:style-name="T5"> amidst their sufferings,/ speaks./</text:span></text:p>
      <text:p text:style-name="P3"><text:span text:style-name="T5"/></text:p>
      <text:p text:style-name="P3"><text:span text:style-name="T5">[Page 6]</text:span></text:p>
      <text:p text:style-name="P3"><text:span text:style-name="T5">Perhaps, the mother of the </text:span><text:span text:style-name="T2">y</text:span><text:span text:style-name="T5"> royally trained babe </text:span><text:span text:style-name="T2">taught</text:span><text:span text:style-name="T5"> had whispered/ </text:span><text:span text:style-name="T2">him</text:span><text:span text:style-name="T5"> in his ears the name of the great Creator and the national expectations, in her visits to the king's/ courts, as a nurse to the princess' adopted child. <text:s/>Moses/ recognizes the Lord of patriarchal tradition, and he is seized/ with awe at the apparition. <text:s/></text:span><text:span text:style-name="T2">Yet</text:span><text:span text:style-name="T5"> How consonant are the/ heavenly accents with the feelings of him who yearned with/ pity; how thrilling to the soul of the listener who hoped/ for a </text:span><text:span text:style-name="T2">salvation</text:span><text:span text:style-name="T5"> liberation. <text:s/>Aye: </text:span><text:span text:style-name="T2">No</text:span><text:span text:style-name="T5"> A deed of righteousness was the end/ of that revelation; the vindication of justice the aim of/ that celestial manifestation. <text:s/>Hark: "I have seen the affliction/ of my people...I know his pains...I have come to deliver/ him...The cry of the children of Israel has come unto/ me. <text:s/>I have seen the oppression with which the Egyptians/ distress them."</text:span><text:span text:style-name="T6">˄</text:span><text:span text:style-name="T5"> <text:s/>The deepest of a responsive chord was touched./ <text:s/></text:span><text:span text:style-name="T2">And</text:span><text:span text:style-name="T5"> Yet Moses stood motionless. <text:s/>He did not leap with/ joy at the announcement, and exclaim "behold, here am I, send/ me." <text:s/>Has it never happened to you, my/ brethren, that, looking forward to some event, which was/ to decide the fate of a man, or of a body of men, when realizing/ that you were to play in it the most import part, </text:span><text:span text:style-name="T2">in it,</text:span><text:span text:style-name="T5"> you shrunk/ back in dismay, you completely mistrusted your powers?/</text:span></text:p>
      <text:p text:style-name="P3"><text:span text:style-name="T5"/></text:p>
      <text:p text:style-name="P3"><text:span text:style-name="T5">[Page 7]</text:span></text:p>
      <text:p text:style-name="P3"><text:span text:style-name="T5">Draw then your inference. <text:s/>Moses must have often/ pondered on the declarations of God to the fathers. <text:s/>In his/ ardent devotion to the cause of truth, he may have even/ warmed himself up in the belief that, if called to the/ work of redemption, he could have been equal to it./ <text:s/>Still, when brought face to face with the stern fact that/ the fiat of the Most High had destined him, as the arm/ of salvation, he trembled at the bare thought of </text:span><text:span text:style-name="T2">the assuming</text:span><text:span text:style-name="T5">/ the mighty undertaking. <text:s/>Of course, to institute a com-/-parison between ourselves and him who knew the Arbiter/ of human affairs better than any living being that has ever/ trod the earth, would be the height of presumption, but taking/ as a criterion our own feelings,--when placed in a situation slightly si-/-milar--, we may form an idea of those which pervaded/ the heart of Moses, when demanded to assume a task, of a/ magnitude unsurpassed in the annals of the world./ <text:s/>The evidences of a divine selection could not overcome the/ dread of being inadequate to the requirements. <text:s/>Why </text:span><text:span text:style-name="T2">then</text:span><text:span text:style-name="T5">/ then the pressure brought by the Great "I am" upon the/ soul of the shepherd, </text:span><text:soft-page-break/><text:span text:style-name="T5">in the awful vision of the burn-/-ing-bush? <text:s/>Why was not the burden laid upon another,/ bolder and more eager of winning </text:span><text:span text:style-name="T2">lasting him</text:span><text:span text:style-name="T5"> glory?/</text:span></text:p>
      <text:p text:style-name="P3"><text:span text:style-name="T5"/></text:p>
      <text:p text:style-name="P3"><text:span text:style-name="T5">[Page 8]</text:span></text:p>
      <text:p text:style-name="P3"><text:span text:style-name="T5">I answer those questions by setting forth again my own/ conviction. <text:s/>The deepest sense of Righteousness and Justice,/ are the pre-requisites of a messenger of the One God./</text:span></text:p>
      <text:p text:style-name="P3"><text:span text:style-name="T5">Revelation which, as I understand it, was not intended to/ compel the acceptance of dogmas nor essentially to teach a mode of worship, but to impart the rules/ of goodness and equity; revelation which was a voluntary/ detraction of the honor of the Creator, who, by means of a few,/ would humanize the world and thus make it happy; reve-/-lation claimed Moses as its noblest exponent. <text:s/></text:span><text:span text:style-name="T2">The</text:span><text:span text:style-name="T5">/ a twofold share of the spirit of Abraham had rested on him. <text:s/>A total abne-/-gation for the sake of the principle--not the enthusiasm of/ the hour, which vanishes with </text:span><text:span text:style-name="T2">time and</text:span><text:span text:style-name="T5"> the passing circumstances--, but/ a patient endurance, a determined resolve to forget self in the/ welfare of a nation, an unyeilding[sic!] faith in the final triumph/ of Truth, which resists menacing impediments. <text:s/>And withal a/ penetrating wisdom and a sagacious judgment </text:span><text:span text:style-name="T2">capable</text:span><text:span text:style-name="T5"> suggesting/ means adapted to the end, and capable of carrying out the will/ of the Omnipotent Master./</text:span></text:p>
      <text:p text:style-name="P3"><text:span text:style-name="T5">Such </text:span><text:span text:style-name="T2">was</text:span><text:span text:style-name="T5"> were the traits of the man through whose miraculous/ agency Israel was drawn from the brick-kiln to the foot of Sinai,/ there </text:span><text:span text:style-name="T2">to become the people of Revelation</text:span><text:span text:style-name="T5"> to be robed with the sacred raiment that was ever to distinguish him as the people of Revelatio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7T15:50:25.45</meta:creation-date>
    <dc:date>2013-02-11T11:53:20.16</dc:date>
    <meta:editing-duration>PT1H40M51S</meta:editing-duration>
    <meta:editing-cycles>2</meta:editing-cycles>
    <meta:generator>OpenOffice.org/3.4.1$Win32 OpenOffice.org_project/341m1$Build-9593</meta:generator>
    <meta:document-statistic meta:table-count="0" meta:image-count="0" meta:object-count="0" meta:page-count="5" meta:paragraph-count="82" meta:word-count="2141" meta:character-count="12971"/>
  </office:meta>
</office:document-meta>
</file>